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" svg:font-family="verdana, arial, sans-serif, 'Times New Roman'" style:font-family-generic="roman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verdana1" svg:font-family="verdana, arial, sans-serif, 'Times New Roman'" style:font-family-generic="system" style:font-pitch="variable"/>
  </office:font-face-decls>
  <office:automatic-styles>
    <style:style style:name="Table1" style:family="table">
      <style:table-properties style:width="6.5063in" fo:margin-left="0.0014in" fo:margin-top="0in" fo:margin-bottom="0in" table:align="left" style:writing-mode="lr-tb"/>
    </style:style>
    <style:style style:name="Table1.A" style:family="table-column">
      <style:table-column-properties style:column-width="2.1854in"/>
    </style:style>
    <style:style style:name="Table1.B" style:family="table-column">
      <style:table-column-properties style:column-width="4.3201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326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1.B1" style:family="table-cell">
      <style:table-cell-properties fo:background-color="#ffffff" fo:padding-left="0.0326in" fo:padding-right="0.0382in" fo:padding-top="0.0382in" fo:padding-bottom="0.0382in" fo:border="0.25pt solid #000001">
        <style:background-image/>
      </style:table-cell-properties>
    </style:style>
    <style:style style:name="Table2" style:family="table">
      <style:table-properties style:width="6.7292in" fo:margin-left="-0.1139in" fo:margin-top="0in" fo:margin-bottom="0in" table:align="left" style:writing-mode="lr-tb"/>
    </style:style>
    <style:style style:name="Table2.A" style:family="table-column">
      <style:table-column-properties style:column-width="0.9986in"/>
    </style:style>
    <style:style style:name="Table2.B" style:family="table-column">
      <style:table-column-properties style:column-width="1.1875in"/>
    </style:style>
    <style:style style:name="Table2.C" style:family="table-column">
      <style:table-column-properties style:column-width="1.7549in"/>
    </style:style>
    <style:style style:name="Table2.D" style:family="table-column">
      <style:table-column-properties style:column-width="2.787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ffffff" fo:padding-left="0in" fo:padding-right="0.0208in" fo:padding-top="0.0208in" fo:padding-bottom="0.0208in" fo:border-left="1pt solid #808080" fo:border-right="none" fo:border-top="1pt solid #808080" fo:border-bottom="1pt solid #808080">
        <style:background-image/>
      </style:table-cell-properties>
    </style:style>
    <style:style style:name="Table2.D1" style:family="table-cell">
      <style:table-cell-properties style:vertical-align="middle" fo:background-color="#ffffff" fo:padding-left="0in" fo:padding-right="0.0208in" fo:padding-top="0.0208in" fo:padding-bottom="0.0208in" fo:border="1pt solid #80808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Verdana" fo:font-size="9pt" style:font-size-asian="9pt" style:font-name-complex="Verdana1" style:font-size-complex="9pt"/>
    </style:style>
    <style:style style:name="P3" style:family="paragraph" style:parent-style-name="Standard">
      <style:text-properties fo:color="#993300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language="en" fo:country="US" fo:font-weight="bold" style:language-asian="en" style:country-asian="US" style:font-weight-asian="bold" style:font-weight-complex="bold"/>
    </style:style>
    <style:style style:name="P6" style:family="paragraph" style:parent-style-name="Standard">
      <style:paragraph-properties fo:margin-left="0in" fo:margin-right="0.1075in" fo:margin-top="0.1075in" fo:margin-bottom="0.1075in" loext:contextual-spacing="false" style:line-height-at-least="0.1571in" fo:text-indent="0in" style:auto-text-indent="false"/>
    </style:style>
    <style:style style:name="P7" style:family="paragraph" style:parent-style-name="Standard">
      <style:paragraph-properties fo:margin-left="0in" fo:margin-right="0.1146in" fo:margin-top="0.1146in" fo:margin-bottom="0.1146in" loext:contextual-spacing="false" style:line-height-at-least="0.1665in" fo:text-indent="0in" style:auto-text-indent="false"/>
    </style:style>
    <style:style style:name="P8" style:family="paragraph" style:parent-style-name="Standard">
      <style:paragraph-properties fo:margin-left="0in" fo:margin-right="0.1146in" fo:margin-top="0.1146in" fo:margin-bottom="0.1146in" loext:contextual-spacing="false" style:line-height-at-least="0.1665in" fo:text-indent="0in" style:auto-text-indent="false"/>
    </style:style>
    <style:style style:name="P9" style:family="paragraph" style:parent-style-name="Text_20_body">
      <style:text-properties fo:color="#666666" style:font-name="Verdana" fo:font-size="9pt" style:font-size-asian="9pt" style:font-name-complex="Verdana1"/>
    </style:style>
    <style:style style:name="P10" style:family="paragraph" style:parent-style-name="Text_20_body">
      <style:paragraph-properties fo:margin-top="0in" fo:margin-bottom="0in" loext:contextual-spacing="false" fo:text-align="center" style:justify-single-word="false"/>
    </style:style>
    <style:style style:name="P11" style:family="paragraph" style:parent-style-name="Text_20_body">
      <style:paragraph-properties fo:margin-top="0in" fo:margin-bottom="0.0835in" loext:contextual-spacing="false" style:snap-to-layout-grid="false"/>
    </style:style>
    <style:style style:name="P12" style:family="paragraph" style:parent-style-name="Text_20_body">
      <style:paragraph-properties fo:margin-left="0.1146in" fo:margin-right="0.1146in" fo:margin-top="0.1146in" fo:margin-bottom="0.1146in" loext:contextual-spacing="false" style:line-height-at-least="0.1665in" fo:text-indent="0in" style:auto-text-indent="false"/>
    </style:style>
    <style:style style:name="P13" style:family="paragraph" style:parent-style-name="Text_20_body">
      <style:paragraph-properties fo:margin-left="0.1075in" fo:margin-right="0.1075in" fo:margin-top="0.1075in" fo:margin-bottom="0.1075in" loext:contextual-spacing="false" style:line-height-at-least="0.1571in" fo:text-indent="0in" style:auto-text-indent="false"/>
    </style:style>
    <style:style style:name="P14" style:family="paragraph" style:parent-style-name="Text_20_body">
      <style:paragraph-properties fo:margin-left="0in" fo:margin-right="0.1146in" fo:margin-top="0.1146in" fo:margin-bottom="0.1146in" loext:contextual-spacing="false" style:line-height-at-least="0.1665in" fo:text-align="start" style:justify-single-word="false" fo:text-indent="0in" style:auto-text-indent="false"/>
    </style:style>
    <style:style style:name="P15" style:family="paragraph" style:parent-style-name="Text_20_body">
      <style:paragraph-properties fo:margin-left="0in" fo:margin-right="0.1146in" fo:margin-top="0.1146in" fo:margin-bottom="0.1146in" loext:contextual-spacing="false" style:line-height-at-least="0.1665in" fo:text-indent="0in" style:auto-text-indent="false"/>
    </style:style>
    <style:style style:name="P16" style:family="paragraph" style:parent-style-name="Heading_20_1" style:list-style-name="WWNum2"/>
    <style:style style:name="P17" style:family="paragraph" style:parent-style-name="Sender">
      <style:paragraph-properties fo:text-align="center" style:justify-single-word="false"/>
    </style:style>
    <style:style style:name="P18" style:family="paragraph" style:parent-style-name="Heading_20_2" style:list-style-name="WWNum2"/>
    <style:style style:name="P19" style:family="paragraph" style:parent-style-name="Normal_20__28_Web_29_">
      <style:paragraph-properties fo:margin-top="0in" fo:margin-bottom="0in" loext:contextual-spacing="false" fo:text-align="center" style:justify-single-word="false"/>
      <style:text-properties style:font-name="Times New Roman" fo:font-weight="bold" style:font-weight-asian="bold" style:font-name-complex="Times New Roman1" style:font-weight-complex="bold"/>
    </style:style>
    <style:style style:name="P20" style:family="paragraph" style:parent-style-name="Normal_20__28_Web_29_" style:master-page-name="Standard">
      <style:paragraph-properties fo:margin-top="0in" fo:margin-bottom="0in" loext:contextual-spacing="false" fo:text-align="center" style:justify-single-word="false" style:page-number="auto"/>
    </style:style>
    <style:style style:name="P21" style:family="paragraph">
      <loext:graphic-properties draw:fill="solid" draw:fill-color="#aca899"/>
      <style:paragraph-properties fo:text-align="start"/>
      <style:text-properties fo:font-size="18pt"/>
    </style:style>
    <style:style style:name="T1" style:family="text">
      <style:text-properties style:font-name="Times New Roman" fo:font-size="20pt" fo:font-weight="bold" style:font-size-asian="20pt" style:font-weight-asian="bold" style:font-name-complex="Times New Roman1" style:font-size-complex="20pt" style:font-weight-complex="bold"/>
    </style:style>
    <style:style style:name="T2" style:family="text">
      <style:text-properties style:font-name="Times New Roman" fo:font-weight="bold" style:font-weight-asian="bold" style:font-name-complex="Times New Roman1" style:font-weight-complex="bold"/>
    </style:style>
    <style:style style:name="T3" style:family="text"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Verdana" fo:font-size="9pt" style:font-size-asian="9pt" style:font-name-complex="Verdana1"/>
    </style:style>
    <style:style style:name="T6" style:family="text">
      <style:text-properties style:font-name="Verdana" fo:font-size="9pt" style:font-size-asian="9pt" style:font-name-complex="Verdana1" style:font-size-complex="9pt"/>
    </style:style>
    <style:style style:name="T7" style:family="text">
      <style:text-properties style:font-name="Verdana" fo:font-size="9pt" officeooo:rsid="0018ba2b" style:font-size-asian="9pt" style:font-name-complex="Verdana1" style:font-size-complex="9pt"/>
    </style:style>
    <style:style style:name="T8" style:family="text">
      <style:text-properties style:font-name="Verdana" fo:font-size="9pt" officeooo:rsid="00195f75" style:font-size-asian="9pt" style:font-name-complex="Verdana1" style:font-size-complex="9pt"/>
    </style:style>
    <style:style style:name="T9" style:family="text">
      <style:text-properties style:font-name="Verdana" fo:font-size="9pt" fo:font-weight="bold" style:font-size-asian="9pt" style:font-weight-asian="bold" style:font-name-complex="Verdana1" style:font-size-complex="9pt" style:font-weight-complex="bold"/>
    </style:style>
    <style:style style:name="T10" style:family="text">
      <style:text-properties style:font-name="Verdana" fo:font-size="7pt" style:font-size-asian="7pt" style:font-name-complex="Verdana1" style:font-size-complex="7pt"/>
    </style:style>
    <style:style style:name="T11" style:family="text">
      <style:text-properties fo:color="#993300"/>
    </style:style>
    <style:style style:name="T12" style:family="text">
      <style:text-properties fo:color="#993300" style:font-name="Verdana" fo:font-size="9pt" fo:font-weight="bold" style:font-size-asian="9pt" style:font-weight-asian="bold" style:font-name-complex="Verdana1" style:font-size-complex="9pt" style:font-weight-complex="bold"/>
    </style:style>
    <style:style style:name="T13" style:family="text">
      <style:text-properties fo:color="#993300" style:font-name="Verdana" fo:font-size="9pt" style:font-size-asian="9pt" style:font-name-complex="Verdana1" style:font-size-complex="9pt"/>
    </style:style>
    <style:style style:name="T14" style:family="text">
      <style:text-properties fo:color="#993300" style:font-name="Verdana" fo:font-size="9pt" fo:font-weight="normal" style:font-size-asian="9pt" style:font-weight-asian="normal" style:font-name-complex="Verdana1" style:font-size-complex="9pt" style:font-weight-complex="normal"/>
    </style:style>
    <style:style style:name="T15" style:family="text">
      <style:text-properties fo:color="#993300" fo:font-size="20pt" style:font-size-asian="20pt" style:font-size-complex="20pt"/>
    </style:style>
    <style:style style:name="T16" style:family="text">
      <style:text-properties fo:color="#993300" fo:font-size="14pt" style:font-size-asian="14pt"/>
    </style:style>
    <style:style style:name="T17" style:family="text">
      <style:text-properties fo:color="#990000" style:font-name="Verdana" fo:font-size="9pt" fo:font-weight="bold" style:font-size-asian="9pt" style:font-weight-asian="bold" style:font-name-complex="Verdana1" style:font-size-complex="9pt" style:font-weight-complex="bold"/>
    </style:style>
    <style:style style:name="T18" style:family="text">
      <style:text-properties fo:color="#990000" style:font-name="Verdana" fo:font-size="9pt" fo:font-weight="bold" style:font-size-asian="9pt" style:font-weight-asian="bold" style:font-name-complex="Verdana1" style:font-weight-complex="bold"/>
    </style:style>
    <style:style style:name="T19" style:family="text">
      <style:text-properties style:font-name-complex="Verdana1"/>
    </style:style>
    <style:style style:name="T20" style:family="text">
      <style:text-properties fo:font-size="18pt" style:font-size-asian="18pt"/>
    </style:style>
    <style:style style:name="T21" style:family="text">
      <style:text-properties fo:font-size="18pt" style:font-size-asian="18pt" style:font-size-complex="18pt"/>
    </style:style>
    <style:style style:name="T22" style:family="text">
      <style:text-properties fo:font-size="18pt" fo:font-weight="bold" style:font-size-asian="18pt" style:font-weight-asian="bold" style:font-size-complex="18pt" style:font-weight-complex="bold"/>
    </style:style>
    <style:style style:name="T23" style:family="text">
      <style:text-properties fo:color="#0066ff" fo:font-size="18pt" fo:font-weight="bold" style:font-size-asian="18pt" style:font-weight-asian="bold" style:font-size-complex="18pt" style:font-weight-complex="bold"/>
    </style:style>
    <style:style style:name="T24" style:family="text">
      <style:text-properties fo:color="#0066ff" fo:font-size="18pt" fo:language="en" fo:country="US" fo:font-weight="bold" style:font-size-asian="18pt" style:language-asian="en" style:country-asian="US" style:font-weight-asian="bold" style:font-size-complex="18pt" style:font-weight-complex="bold"/>
    </style:style>
    <style:style style:name="T25" style:family="text">
      <style:text-properties fo:color="#0066ff" style:font-name="Times New Roman" fo:font-size="18pt" fo:font-weight="bold" style:font-size-asian="18pt" style:font-weight-asian="bold" style:font-name-complex="Verdana1" style:font-size-complex="18pt" style:font-weight-complex="bold"/>
    </style:style>
    <style:style style:name="T26" style:family="text">
      <style:text-properties fo:color="#0066ff" style:font-name="Times New Roman" fo:font-size="18pt" fo:font-weight="bold" style:font-size-asian="18pt" style:font-weight-asian="bold" style:font-size-complex="18pt" style:font-weight-complex="bold"/>
    </style:style>
    <style:style style:name="T27" style:family="text">
      <style:text-properties fo:color="#0066ff" style:font-name="Times New Roman" fo:font-size="18pt" style:font-size-asian="18pt" style:font-name-complex="Verdana1" style:font-size-complex="18pt"/>
    </style:style>
    <style:style style:name="T28" style:family="text">
      <style:text-properties fo:color="#0066ff" style:font-name="Times New Roman" fo:font-size="18pt" style:font-size-asian="18pt" style:font-size-complex="18pt"/>
    </style:style>
    <style:style style:name="T29" style:family="text">
      <style:text-properties fo:color="#00000a" style:font-name="Verdana" fo:font-size="12pt" fo:language="en" fo:country="US" fo:font-weight="bold" style:font-size-asian="12pt" style:language-asian="en" style:country-asian="US" style:font-weight-asian="bold" style:font-name-complex="Verdana1" style:font-size-complex="12pt" style:font-weight-complex="bold"/>
    </style:style>
    <style:style style:name="T30" style:family="text">
      <style:text-properties fo:color="#00000a" style:font-name="Times New Roman" fo:font-size="18pt" fo:font-weight="bold" style:font-size-asian="18pt" style:font-weight-asian="bold" style:font-name-complex="Verdana1" style:font-size-complex="18pt" style:font-weight-complex="bold"/>
    </style:style>
    <style:style style:name="T31" style:family="text">
      <style:text-properties fo:color="#00000a" style:font-name="Times New Roman" fo:font-size="18pt" fo:font-weight="bold" style:font-size-asian="18pt" style:font-weight-asian="bold" style:font-size-complex="18pt" style:font-weight-complex="bold"/>
    </style:style>
    <style:style style:name="T32" style:family="text">
      <style:text-properties fo:color="#2a4c96" style:font-name="Verdana" fo:font-size="9pt" fo:language="en" fo:country="US" style:font-size-asian="9pt" style:language-asian="en" style:country-asian="US" style:font-name-complex="Verdana1"/>
    </style:style>
    <style:style style:name="T33" style:family="text">
      <style:text-properties fo:color="#2a4c96" style:font-name="Verdana" fo:font-size="9pt" style:font-size-asian="9pt" style:font-name-complex="Verdana1"/>
    </style:style>
    <style:style style:name="T34" style:family="text">
      <style:text-properties fo:color="#2a4c96" style:font-name="Verdana" fo:font-size="9pt" fo:font-weight="bold" style:font-size-asian="9pt" style:font-weight-asian="bold" style:font-name-complex="Verdana1"/>
    </style:style>
    <style:style style:name="T35" style:family="text">
      <style:text-properties fo:color="#2a4c96" style:font-name="verdana" fo:font-size="8.5pt" style:font-size-asian="8.5pt" style:font-name-complex="verdana1"/>
    </style:style>
    <style:style style:name="T36" style:family="text">
      <style:text-properties fo:color="#2a4c96" style:font-name="Times New Roman" fo:font-size="18pt" fo:font-weight="bold" style:font-size-asian="18pt" style:font-weight-asian="bold" style:font-name-complex="Verdana1" style:font-size-complex="18pt" style:font-weight-complex="bold"/>
    </style:style>
    <style:style style:name="T37" style:family="text">
      <style:text-properties fo:color="#800000" style:font-name="Verdana" fo:font-size="9pt" fo:font-weight="bold" style:font-size-asian="9pt" style:font-weight-asian="bold" style:font-name-complex="Verdana1" style:font-weight-complex="bold"/>
    </style:style>
    <style:style style:name="T38" style:family="text">
      <style:text-properties fo:color="#800000" style:font-name="Verdana" fo:font-size="9pt" fo:font-weight="bold" style:font-size-asian="9pt" style:font-weight-asian="bold" style:font-name-complex="Verdana1" style:font-size-complex="9pt" style:font-weight-complex="bold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color="#000000" style:font-name="Verdana" fo:font-size="9pt" style:font-size-asian="9pt" style:font-name-complex="Verdana1" style:font-size-complex="9pt"/>
    </style:style>
    <style:style style:name="T41" style:family="text">
      <style:text-properties fo:color="#000000"/>
    </style:style>
    <style:style style:name="T42" style:family="text">
      <style:text-properties fo:color="#000000" fo:font-size="18pt" fo:language="en" fo:country="US" fo:font-weight="bold" style:font-size-asian="18pt" style:language-asian="en" style:country-asian="US" style:font-weight-asian="bold" style:font-size-complex="18pt" style:font-weight-complex="bold"/>
    </style:style>
    <style:style style:name="T43" style:family="text">
      <style:text-properties fo:color="#000000" fo:font-size="18pt" style:font-size-asian="18pt" style:font-size-complex="18pt"/>
    </style:style>
    <style:style style:name="T44" style:family="text">
      <style:text-properties fo:language="en" fo:country="US" style:language-asian="en" style:country-asian="US"/>
    </style:style>
    <style:style style:name="T45" style:family="text">
      <style:text-properties fo:color="#666666" style:font-name="Verdana" fo:font-size="9pt" style:font-size-asian="9pt" style:font-name-complex="Verdana1"/>
    </style:style>
    <style:style style:name="gr1" style:family="graphic">
      <style:graphic-properties draw:stroke="none" svg:stroke-width="0in" draw:fill="solid" draw:fill-color="#aca899" draw:textarea-vertical-align="top" draw:auto-grow-height="false" fo:min-height="0in" fo:min-width="45.3165in" fo:padding-top="0.0492in" fo:padding-bottom="0.0492in" fo:padding-left="0.0984in" fo:padding-right="0.0984in" fo:wrap-option="wrap" style:run-through="foreground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1">Andrew DeFaria</text:span></text:p>
      <text:p text:style-name="P19"/>
      <text:p text:style-name="P17">11727 Stoney Peak Dr #65</text:p>
      <text:p text:style-name="P17">San Diego, California 92128-6440</text:p>
      <text:p text:style-name="P10"><text:span text:style-name="T4">Phone: 408-596-4937<text:line-break/>Email: </text:span><text:a xlink:type="simple" xlink:href="mailto:Andrew@DeFaria.com" text:style-name="Internet_20_link" text:visited-style-name="Visited_20_Internet_20_Link"><text:span text:style-name="Internet_20_link"><text:span text:style-name="T4">Andrew@DeFaria.com</text:span></text:span></text:a></text:p>
      <text:p text:style-name="P10"/>
      <text:p text:style-name="P1"><text:span text:style-name="T6">For the most up to date copy of this resume see </text:span><text:a xlink:type="simple" xlink:href="http://clearscm.com/resume" text:style-name="Internet_20_link" text:visited-style-name="Visited_20_Internet_20_Link"><text:span text:style-name="Internet_20_link"><text:span text:style-name="T6">http://clearscm.com/resume</text:span></text:span></text:a></text:p>
      <text:p text:style-name="Standard"/>
      <text:list xml:id="list1156749432570296737" text:style-name="WWNum2">
        <text:list-item>
          <text:h text:style-name="P16" text:outline-level="1"><text:span text:style-name="T11">Objective</text:span></text:h>
        </text:list-item>
      </text:list>
      <text:p text:style-name="Standard"><text:span text:style-name="T6">To work with state of the art operating systems and networks to insure the smooth running of an organization's information flow.</text:span></text:p>
      <text:p text:style-name="P2"/>
      <text:list xml:id="list101730064193710" text:continue-numbering="true" text:style-name="WWNum2">
        <text:list-item>
          <text:h text:style-name="P16" text:outline-level="1"><text:span text:style-name="T11">Hardware</text:span></text:h>
        </text:list-item>
      </text:list>
      <text:p text:style-name="Standard"><text:span text:style-name="T6">Workstations and servers from Sun, HP as well as various other manufactures of Linux systems.</text:span> </text:p>
      <text:p text:style-name="Standard"/>
      <text:list xml:id="list101731026109543" text:continue-numbering="true" text:style-name="WWNum2">
        <text:list-item>
          <text:h text:style-name="P16" text:outline-level="1"><text:span text:style-name="T11">Operating Systems</text:span></text:h>
        </text:list-item>
      </text:list>
      <text:p text:style-name="Standard"><text:span text:style-name="T12">Unix</text:span><text:span text:style-name="T13"> </text:span><text:span text:style-name="T6">(Solaris, HP-UX), </text:span><text:span text:style-name="T12">Windows</text:span><text:span text:style-name="T9">, </text:span><text:span text:style-name="T12">Linux</text:span><text:span text:style-name="T6"> (Redhat, Centos, Ubuntu), </text:span><text:a xlink:type="simple" xlink:href="http://cygwin.com/" text:style-name="Internet_20_link" text:visited-style-name="Visited_20_Internet_20_Link"><text:span text:style-name="Internet_20_link"><text:span text:style-name="T17">Cygwin</text:span></text:span></text:a></text:p>
      <text:p text:style-name="Standard"/>
      <text:list xml:id="list101729837871537" text:continue-numbering="true" text:style-name="WWNum2">
        <text:list-item>
          <text:h text:style-name="P16" text:outline-level="1"><text:span text:style-name="T11">Networking</text:span></text:h>
        </text:list-item>
      </text:list>
      <text:p text:style-name="Standard"><text:span text:style-name="T6">TCP/IP, Windows and Linux Networking, </text:span><text:span text:style-name="T12">Active Directory/LDAP,</text:span><text:span text:style-name="T6"> </text:span><text:span text:style-name="T12">Samba</text:span></text:p>
      <text:p text:style-name="Standard"/>
      <text:list xml:id="list101730854435186" text:continue-numbering="true" text:style-name="WWNum2">
        <text:list-item>
          <text:h text:style-name="P16" text:outline-level="1"><text:span text:style-name="T14">Software</text:span></text:h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<text:span text:style-name="T6">Version Control Systems</text:span></text:p>
          </table:table-cell>
          <table:table-cell table:style-name="Table1.B1" office:value-type="string">
            <text:p text:style-name="Standard"><text:span text:style-name="T12">Git</text:span><text:span text:style-name="T6">, </text:span><text:span text:style-name="T12">Perforce</text:span><text:span text:style-name="T6">, </text:span><text:span text:style-name="T12">Clearcase</text:span><text:span text:style-name="T6"> 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6">Issue Tracking</text:span></text:p>
          </table:table-cell>
          <table:table-cell table:style-name="Table1.B1" office:value-type="string">
            <text:p text:style-name="Standard"><text:span text:style-name="T12">JIRA</text:span><text:span text:style-name="T6">, </text:span><text:span text:style-name="T12">Clearquest</text:span><text:span text:style-name="T9">,</text:span><text:span text:style-name="T12"> Bugzilla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6">Languages</text:span></text:p>
          </table:table-cell>
          <table:table-cell table:style-name="Table1.B1" office:value-type="string">
            <text:p text:style-name="Standard"><text:span text:style-name="T12">Perl</text:span><text:span text:style-name="T9">,</text:span><text:span text:style-name="T12"> Bash</text:span><text:span text:style-name="T9">,</text:span><text:span text:style-name="T12"> PHP</text:span><text:span text:style-name="T9">,</text:span><text:span text:style-name="T12"> C++, C, Ada, TCL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6">Middleware</text:span></text:p>
          </table:table-cell>
          <table:table-cell table:style-name="Table1.B1" office:value-type="string">
            <text:p text:style-name="Standard"><text:span text:style-name="T17">Apache</text:span><text:span text:style-name="T9">,</text:span><text:span text:style-name="T12"> Tomcat</text:span><text:span text:style-name="T9">,</text:span><text:span text:style-name="T12"> Samba</text:span><text:span text:style-name="T9">,</text:span><text:span text:style-name="T12"> Winbind</text:span><text:span text:style-name="T9">,</text:span><text:span text:style-name="T12"> LDAP, REST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6">Web apps</text:span></text:p>
          </table:table-cell>
          <table:table-cell table:style-name="Table1.B1" office:value-type="string">
            <text:p text:style-name="Standard"><text:span text:style-name="T12">JIRA</text:span><text:span text:style-name="T9">,</text:span><text:span text:style-name="T12"> Confluence</text:span><text:span text:style-name="T9">,</text:span><text:span text:style-name="T12"> Swarm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6">Databases</text:span></text:p>
          </table:table-cell>
          <table:table-cell table:style-name="Table1.B1" office:value-type="string">
            <text:p text:style-name="Standard"><text:span text:style-name="T12">MySQL, Oracle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6">Continuous Integration</text:span></text:p>
          </table:table-cell>
          <table:table-cell table:style-name="Table1.B1" office:value-type="string">
            <text:p text:style-name="Standard"><text:span text:style-name="T12">Build Forge, Electric Commander, Jenkins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6">Virtualization</text:span></text:p>
          </table:table-cell>
          <table:table-cell table:style-name="Table1.B1" office:value-type="string">
            <text:p text:style-name="Standard"><text:span text:style-name="T12">VMWare, VirtualBox</text:span></text:p>
          </table:table-cell>
        </table:table-row>
      </table:table>
      <text:p text:style-name="Standard"/>
      <text:list xml:id="list101729665427416" text:continue-numbering="true" text:style-name="WWNum2">
        <text:list-item>
          <text:h text:style-name="P16" text:outline-level="1"><text:span text:style-name="T11">Education</text:span></text:h>
        </text:list-item>
      </text:list>
      <text:p text:style-name="Standard"><text:span text:style-name="T6">A.A.S. in Computer Science from Union County College in Scotch Plains, New Jersey. Continued studies at Fairleigh Dickenson University, <text:s/>San Jose State University, Mission College and Chico State in pursuit of my degree.</text:span></text:p>
      <text:p text:style-name="P2"/>
      <text:list xml:id="list101730960796775" text:continue-numbering="true" text:style-name="WWNum2">
        <text:list-item>
          <text:h text:style-name="P16" text:outline-level="1"><text:span text:style-name="T11">References</text:span></text:h>
        </text:list-item>
      </text:list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1"><text:a xlink:type="simple" xlink:href="http://www.linkedin.com/profile/view?id=276869" text:style-name="Internet_20_link" text:visited-style-name="Visited_20_Internet_20_Link"><text:span text:style-name="Internet_20_link"><text:span text:style-name="T10">Tom Connor</text:span></text:span></text:a></text:p>
          </table:table-cell>
          <table:table-cell table:style-name="Table2.A1" office:value-type="string">
            <text:p text:style-name="P11"><text:bookmark text:name="gc-number-1"/><text:span text:style-name="T10">(512)-422-1172</text:span></text:p>
          </table:table-cell>
          <table:table-cell table:style-name="Table2.A1" office:value-type="string">
            <text:p text:style-name="P11"><text:a xlink:type="simple" xlink:href="javascript:void(0)" text:style-name="Internet_20_link" text:visited-style-name="Visited_20_Internet_20_Link"><text:span text:style-name="Internet_20_link"><text:span text:style-name="T10">tomhillconnor@yahoo.com</text:span></text:span></text:a></text:p>
          </table:table-cell>
          <table:table-cell table:style-name="Table2.D1" office:value-type="string">
            <text:p text:style-name="P11"><text:span text:style-name="T10">Coworker, Consultant</text:span></text:p>
          </table:table-cell>
        </table:table-row>
        <table:table-row table:style-name="Table2.1">
          <table:table-cell table:style-name="Table2.A1" office:value-type="string">
            <text:p text:style-name="P11"><text:a xlink:type="simple" xlink:href="http://www.linkedin.com/profile/view?id=700521" text:style-name="Internet_20_link" text:visited-style-name="Visited_20_Internet_20_Link"><text:span text:style-name="Internet_20_link"><text:span text:style-name="T10">James Chen</text:span></text:span></text:a></text:p>
          </table:table-cell>
          <table:table-cell table:style-name="Table2.A1" office:value-type="string">
            <text:p text:style-name="P11"><text:bookmark text:name="gc-number-2"/><text:span text:style-name="T10">(408)-845-5360</text:span></text:p>
          </table:table-cell>
          <table:table-cell table:style-name="Table2.A1" office:value-type="string">
            <text:p text:style-name="P11"><text:a xlink:type="simple" xlink:href="javascript:void(0)" text:style-name="Internet_20_link" text:visited-style-name="Visited_20_Internet_20_Link"><text:span text:style-name="Internet_20_link"><text:span text:style-name="T10">jchen@salira.com</text:span></text:span></text:a></text:p>
          </table:table-cell>
          <table:table-cell table:style-name="Table2.D1" office:value-type="string">
            <text:p text:style-name="P11"><text:span text:style-name="T10">Vice President of Engineering,<text:line-break/>Salira Optical Network Systems</text:span></text:p>
          </table:table-cell>
        </table:table-row>
        <table:table-row table:style-name="Table2.1">
          <table:table-cell table:style-name="Table2.A1" office:value-type="string">
            <text:p text:style-name="P11"><text:a xlink:type="simple" xlink:href="http://www.linkedin.com/profile/view?id=12113821" text:style-name="Internet_20_link" text:visited-style-name="Visited_20_Internet_20_Link"><text:span text:style-name="Internet_20_link"><text:span text:style-name="T10">Omair Ahmed</text:span></text:span></text:a></text:p>
          </table:table-cell>
          <table:table-cell table:style-name="Table2.A1" office:value-type="string">
            <text:p text:style-name="P11"><text:span text:style-name="T10">(224) 715-9786</text:span></text:p>
          </table:table-cell>
          <table:table-cell table:style-name="Table2.A1" office:value-type="string">
            <text:p text:style-name="P11"><text:a xlink:type="simple" xlink:href="mailto:Omair.Ahmed@ge.com" text:style-name="Internet_20_link" text:visited-style-name="Visited_20_Internet_20_Link"><text:span text:style-name="Internet_20_link"><text:span text:style-name="T10">omair.ahmed@ge.com</text:span></text:span></text:a></text:p>
          </table:table-cell>
          <table:table-cell table:style-name="Table2.D1" office:value-type="string">
            <text:p text:style-name="P11"><text:span text:style-name="T10">Coworker, General Electric</text:span></text:p>
          </table:table-cell>
        </table:table-row>
        <table:table-row table:style-name="Table2.1">
          <table:table-cell table:style-name="Table2.A1" office:value-type="string">
            <text:p text:style-name="P11"><text:a xlink:type="simple" xlink:href="http://www.linkedin.com/profile/view?id=1023014" text:style-name="Internet_20_link" text:visited-style-name="Visited_20_Internet_20_Link"><text:span text:style-name="Internet_20_link"><text:span text:style-name="T10">Shivdutt Jha</text:span></text:span></text:a></text:p>
          </table:table-cell>
          <table:table-cell table:style-name="Table2.A1" office:value-type="string">
            <text:p text:style-name="P11"><text:bookmark text:name="gc-number-3"/><text:span text:style-name="T10">(408)-806-3476</text:span></text:p>
          </table:table-cell>
          <table:table-cell table:style-name="Table2.A1" office:value-type="string">
            <text:p text:style-name="P11"><text:a xlink:type="simple" xlink:href="javascript:void(0)" text:style-name="Internet_20_link" text:visited-style-name="Visited_20_Internet_20_Link"><text:span text:style-name="Internet_20_link"><text:span text:style-name="T10">shivdutt_jha@hotmail.com</text:span></text:span></text:a></text:p>
          </table:table-cell>
          <table:table-cell table:style-name="Table2.D1" office:value-type="string">
            <text:p text:style-name="P11"><text:span text:style-name="T10">Coworker, Consultant</text:span></text:p>
          </table:table-cell>
        </table:table-row>
      </table:table>
      <text:p text:style-name="Standard"/>
      <text:list xml:id="list101731456850353" text:continue-numbering="true" text:style-name="WWNum2">
        <text:list-item>
          <text:list>
            <text:list-item>
              <text:h text:style-name="P18" text:outline-level="2"><text:soft-page-break/><text:span text:style-name="T15">Clients</text:span></text:h>
            </text:list-item>
          </text:list>
        </text:list-item>
      </text:list>
      <text:p text:style-name="Standard"><draw:custom-shape text:anchor-type="as-char" svg:y="0in" draw:z-index="0" draw:style-name="gr1" draw:text-style-name="P21" svg:width="45.5134in" svg:height="0.0043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Text_20_body"><text:span text:style-name="T23">Broadcom</text:span><text:span text:style-name="T22"> </text:span><text:span text:style-name="T29">(Contract)</text:span></text:p>
      <text:p text:style-name="P12"><text:span text:style-name="T32">August 2016 – Present</text:span></text:p>
      <text:p text:style-name="P12"><text:span text:style-name="T33">Worked on converting an internal project from a </text:span><text:span text:style-name="T37">Jenkins</text:span><text:span text:style-name="T33">/</text:span><text:span text:style-name="T37">Perforce</text:span><text:span text:style-name="T33"> build system to the Broadcom/Avago standard of </text:span><text:span text:style-name="T37">Electric Commander</text:span><text:span text:style-name="T33"> and </text:span><text:span text:style-name="T37">Git</text:span><text:span text:style-name="T33">. Wrote a Perl script to driving signing of executables. Wrote a Perl script to remotely execute commands remotely on Windows systems using Cygwin/ssh. This script also supplied username/password so that when logged into the Windows system, Windows could access remote filesystems.</text:span></text:p>
      <text:p text:style-name="Standard"><draw:custom-shape text:anchor-type="as-char" svg:y="0in" draw:z-index="1" draw:style-name="gr1" draw:text-style-name="P21" svg:width="45.5134in" svg:height="0.0043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Text_20_body"><text:span text:style-name="T23">ICANN</text:span><text:span text:style-name="T22"> </text:span><text:span text:style-name="T29">(Contract)</text:span></text:p>
      <text:p text:style-name="P12"><text:span text:style-name="T33">May 2016 – July 2016</text:span></text:p>
      <text:p text:style-name="P12"><text:span text:style-name="T33">Working on keeping the Internet from exploding! ;-)</text:span></text:p>
      <text:p text:style-name="P13"><text:span text:style-name="T35">Working on creating servers to implement protocols such as RDAP (pretty much the new whois(1)) and the like for testing SLA compliance of various TLD registrars around the world.</text:span></text:p>
      <text:p text:style-name="P6"><draw:custom-shape text:anchor-type="as-char" svg:y="0in" draw:z-index="2" draw:style-name="gr1" draw:text-style-name="P21" svg:width="45.5134in" svg:height="0.0043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Text_20_body"><text:span text:style-name="T23">Audience</text:span><text:span text:style-name="T4"> <text:s/></text:span><text:span text:style-name="T29">(Contract)</text:span></text:p>
      <text:p text:style-name="Text_20_body"><text:span text:style-name="T39">A Knowles Company</text:span></text:p>
      <text:p text:style-name="P12"><text:span text:style-name="T33">March 2014 – April 2016<text:line-break/><text:line-break/></text:span><text:span text:style-name="T5">Served in the </text:span><text:bookmark-start text:name="__DdeLink__129_1524881868"/><text:span text:style-name="T37">Devops</text:span><text:bookmark-end text:name="__DdeLink__129_1524881868"/><text:span text:style-name="T5"> group as admin for </text:span><text:span text:style-name="T18">JIRA</text:span><text:span text:style-name="T5">, </text:span><text:span text:style-name="T18">Perforce</text:span><text:span text:style-name="T5">, </text:span><text:span text:style-name="T18">Swarm</text:span><text:span text:style-name="T5"> (code review tool), </text:span><text:span text:style-name="T18">Git Fusion</text:span><text:span text:style-name="T5">, </text:span><text:span text:style-name="T18">Linux</text:span><text:span text:style-name="T5"> (</text:span><text:span text:style-name="T18">Centos</text:span><text:span text:style-name="T5">/</text:span><text:span text:style-name="T18">Ubuntu</text:span><text:span text:style-name="T5">/</text:span><text:span text:style-name="T18">Redhat Enterprise</text:span><text:span text:style-name="T5">). Maintained custom build system that utilized </text:span><text:span text:style-name="T18">Perl</text:span><text:span text:style-name="T5">/</text:span><text:span text:style-name="T18">PHP</text:span><text:span text:style-name="T5">/</text:span><text:span text:style-name="T18">Apache</text:span><text:span text:style-name="T5">/</text:span><text:span text:style-name="T18">Linux</text:span><text:span text:style-name="T5">/</text:span><text:span text:style-name="T18">Windows</text:span><text:span text:style-name="T5"> servers to allow engineers in the field to perform customized builds. Integrated </text:span><text:span text:style-name="T18">Bugzilla</text:span><text:span text:style-name="T5"> and Perforce (P4DTG). Wrote scripts to import data from Bugzilla to JIRA, assisted with JIRA setup and integration of </text:span><text:span text:style-name="T18">Salesforce</text:span><text:span text:style-name="T5"> with JIRA. Assisted in the migration for users to new Knowles domain.</text:span></text:p>
      <text:p text:style-name="P12"><text:span text:style-name="T5">Tools used: </text:span><text:span text:style-name="T18">Perforce</text:span><text:span text:style-name="T5">, </text:span><text:span text:style-name="T18">Jama</text:span><text:span text:style-name="T5">, </text:span><text:span text:style-name="T18">JIRA</text:span><text:span text:style-name="T5">, </text:span><text:span text:style-name="T18">Git</text:span><text:span text:style-name="T5">, </text:span><text:span text:style-name="T18">Gerrit</text:span><text:span text:style-name="T5">, </text:span><text:span text:style-name="T18">Bugzilla</text:span><text:span text:style-name="T5">, </text:span><text:span text:style-name="T18">Autobuilder</text:span><text:span text:style-name="T5">, </text:span><text:span text:style-name="T18">Build Script</text:span><text:span text:style-name="T5">, </text:span><text:span text:style-name="T18">Jenkins</text:span><text:span text:style-name="T5">, </text:span><text:span text:style-name="T18">Confluence</text:span><text:span text:style-name="T5"> and </text:span><text:span text:style-name="T18">Swarm</text:span><text:span text:style-name="T5">.</text:span></text:p>
      <text:p text:style-name="P7"><draw:custom-shape text:anchor-type="as-char" svg:y="0in" draw:z-index="3" draw:style-name="gr1" draw:text-style-name="P21" svg:width="45.5134in" svg:height="0.0043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4"><text:span text:style-name="T25">Axcient</text:span><text:span text:style-name="T30"> </text:span><text:span text:style-name="T29">(Contract)</text:span></text:p>
      <text:p text:style-name="P12"><text:span text:style-name="T33">July 2013 - Dec 2013</text:span></text:p>
      <text:p text:style-name="P12"><text:span text:style-name="T5">Worked as a </text:span><text:span text:style-name="T37">Build and Release Engineer</text:span><text:span text:style-name="T5"> for AxOS. The Axcient product is a customized derivative of </text:span><text:span text:style-name="T37">Ubuntu</text:span><text:span text:style-name="T5">. The SCM system being used is </text:span><text:span text:style-name="T37">git</text:span><text:span text:style-name="T5">. Developed and standardized procedures for performing builds.</text:span></text:p>
      <text:p text:style-name="Standard"><draw:custom-shape text:anchor-type="as-char" svg:y="0in" draw:z-index="4" draw:style-name="gr1" draw:text-style-name="P21" svg:width="45.5134in" svg:height="0.0043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><text:span text:style-name="T23">Broadcom</text:span><text:span text:style-name="T22"> </text:span><text:span text:style-name="T29">(Contract)</text:span></text:p>
      <text:p text:style-name="P4"/>
      <text:p text:style-name="Text_20_body"><text:soft-page-break/><text:span text:style-name="T33">December 2011 – April 2013</text:span></text:p>
      <text:p text:style-name="Text_20_body"><text:span text:style-name="T38">Clearquest Designer</text:span><text:span text:style-name="T40"> and hook code writer. The </text:span><text:span text:style-name="T6">Clearquest</text:span><text:span text:style-name="T40"> database used </text:span><text:span text:style-name="T38">Visual Basic</text:span><text:span text:style-name="T40">. Integrated this Clearquest server by utilizing ClearSCM's </text:span><text:a xlink:type="simple" xlink:href="http://clearscm.com/php/scm_man.php?file=lib/Clearcase.pm" text:style-name="Internet_20_link" text:visited-style-name="Visited_20_Internet_20_Link"><text:span text:style-name="Internet_20_link"><text:span text:style-name="T6">Clearquest</text:span></text:span></text:a><text:span text:style-name="T40"> module as well as, </text:span><text:a xlink:type="simple" xlink:href="http://clearscm.com/php/scm_man.php?file=lib/Clearquest/Client.pm" text:style-name="Internet_20_link" text:visited-style-name="Visited_20_Internet_20_Link"><text:span text:style-name="Internet_20_link"><text:span text:style-name="T6">Cl</text:span></text:span></text:a><text:a xlink:type="simple" xlink:href="http://clearscm.com/php/scm_man.php?file=lib/Clearquest/Client.pm" text:style-name="Internet_20_link" text:visited-style-name="Visited_20_Internet_20_Link"><text:span text:style-name="Internet_20_link"><text:span text:style-name="T7">e</text:span></text:span></text:a><text:a xlink:type="simple" xlink:href="http://clearscm.com/php/scm_man.php?file=lib/Clearquest/Client.pm" text:style-name="Internet_20_link" text:visited-style-name="Visited_20_Internet_20_Link"><text:span text:style-name="Internet_20_link"><text:span text:style-name="T6">arquest::Client</text:span></text:span></text:a><text:span text:style-name="T40"> and </text:span><text:a xlink:type="simple" xlink:href="http://clearscm.com/php/scm_man.php?file=lib/Clearquest/REST.pm" text:style-name="Internet_20_link" text:visited-style-name="Visited_20_Internet_20_Link"><text:span text:style-name="Internet_20_link"><text:span text:style-name="T6">Clearquest::REST</text:span></text:span></text:a><text:span text:style-name="T40"> modules so that systems that did not have Clearquest installed (e.g. </text:span><text:span text:style-name="T38">Linux</text:span><text:span text:style-name="T40"> build machines) could talk to </text:span><text:span text:style-name="T6">Clearquest</text:span><text:span text:style-name="T40"> to update defects when required. Used the, </text:span><text:a xlink:type="simple" xlink:href="http://clearscm.com/php/scm_man.php?file=lib/Clearquest/REST.pm" text:style-name="Internet_20_link" text:visited-style-name="Visited_20_Internet_20_Link"><text:span text:style-name="Internet_20_link"><text:span text:style-name="T6">Clearquest::REST</text:span></text:span></text:a><text:span text:style-name="T40">, to replace a </text:span><text:a xlink:type="simple" xlink:href="http://clearscm.com/clearquest/cqd/" text:style-name="Internet_20_link" text:visited-style-name="Visited_20_Internet_20_Link"><text:span text:style-name="Internet_20_link"><text:span text:style-name="T6">Clearquest Daemon</text:span></text:span></text:a><text:span text:style-name="T40"> that was in use. Modified </text:span><text:span text:style-name="T38">Perforce</text:span><text:span text:style-name="T40"> and </text:span><text:span text:style-name="T38">Git</text:span><text:span text:style-name="T40"> triggers to use this </text:span><text:span text:style-name="T38">REST</text:span><text:span text:style-name="T40"> interface.</text:span></text:p>
      <text:p text:style-name="P15"><text:span text:style-name="T40">Worked with </text:span><text:a xlink:type="simple" xlink:href="http://www.electric-cloud.com/products/electriccommander.php" text:style-name="Internet_20_link" text:visited-style-name="Visited_20_Internet_20_Link"><text:span text:style-name="Internet_20_link"><text:span text:style-name="T38">Electric Commander</text:span></text:span></text:a><text:span text:style-name="T40"> migrating a group from their unsupported build environment into the standard </text:span><text:span text:style-name="T6">Electric Commander</text:span><text:span text:style-name="T40"> based solution. This involved using </text:span><text:span text:style-name="T38">Cygwin</text:span><text:span text:style-name="T40">, </text:span><text:span text:style-name="T38">bash</text:span><text:span text:style-name="T40"> and </text:span><text:span text:style-name="T38">LSF</text:span><text:span text:style-name="T40"> to farm builds out to a pool of </text:span><text:span text:style-name="T38">Windows</text:span><text:span text:style-name="T40"> servers to perform builds. Builds were done using </text:span><text:span text:style-name="T38">Visual Studio</text:span><text:span text:style-name="T40"> 8.0, 9.0 and 10.0. Build system also used </text:span><text:span text:style-name="T6">Perforce</text:span><text:span text:style-name="T40"> and Perforce trigger to fire builds as the engineers checked in code.</text:span></text:p>
      <text:p text:style-name="P7"><draw:custom-shape text:anchor-type="as-char" svg:y="0in" draw:z-index="5" draw:style-name="gr1" draw:text-style-name="P21" svg:width="45.5134in" svg:height="0.0043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><text:span text:style-name="T24">Tellabs</text:span><text:span text:style-name="T42"> </text:span><text:span text:style-name="T29">(Contract)</text:span></text:p>
      <text:p text:style-name="P5"/>
      <text:p text:style-name="Text_20_body"><text:span text:style-name="T33">March 2011 – December 2011</text:span></text:p>
      <text:p text:style-name="Text_20_body"><text:span text:style-name="T6">Automated various informational systems using </text:span><text:span text:style-name="T38">Perl</text:span><text:span text:style-name="T6">/</text:span><text:span text:style-name="T38">MySQL</text:span><text:span text:style-name="T6">/</text:span><text:span text:style-name="T38">Oracle</text:span><text:span text:style-name="T6"> and the web. </text:span></text:p>
      <text:p text:style-name="Text_20_body"><text:span text:style-name="T6">Developed a command line debugger called raid which provided a consistent interface with complete command history and variable substitution. This Perl process utilized </text:span><text:span text:style-name="T38">Inline::C </text:span><text:span text:style-name="T6">to interface to the developer libraries and provide a consistent interface for the various command line debuggers developed by various different groups.</text:span></text:p>
      <text:p text:style-name="Standard"><draw:custom-shape text:anchor-type="as-char" svg:y="0in" draw:z-index="6" draw:style-name="gr1" draw:text-style-name="P21" svg:width="45.5134in" svg:height="0.0043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><text:span text:style-name="T25">GE Healthcare</text:span><text:span text:style-name="T30"> </text:span><text:span text:style-name="T29">(Contract)</text:span></text:p>
      <text:p text:style-name="Text_20_body"><text:span text:style-name="T33">January 2010 – October 2010</text:span></text:p>
      <text:p text:style-name="Text_20_body"><text:span text:style-name="T6">Performed </text:span><text:span text:style-name="T38">Clearcase</text:span><text:span text:style-name="T6">/</text:span><text:span text:style-name="T38">Clearquest</text:span><text:span text:style-name="T6"> </text:span><text:span text:style-name="T38">UCM</text:span><text:span text:style-name="T6"> administration. Developed an </text:span><text:a xlink:type="simple" xlink:href="http://clearscm.com/php/scm_man.php?file=cc/etf.pl" text:style-name="Internet_20_link" text:visited-style-name="Visited_20_Internet_20_Link"><text:span text:style-name="Internet_20_link"><text:span text:style-name="T6">Evil Twin Finder</text:span></text:span></text:a><text:span text:style-name="T6"> in Perl. Worked with </text:span><text:span text:style-name="T38">Build Forge</text:span><text:span text:style-name="T6"> (IBM’s CI tool similar to </text:span><text:span text:style-name="T38">Jenkins</text:span><text:span text:style-name="T6">) jobs to automate work flow.</text:span> </text:p>
      <text:p text:style-name="Standard"><draw:custom-shape text:anchor-type="as-char" svg:y="0in" draw:z-index="7" draw:style-name="gr1" draw:text-style-name="P21" svg:width="45.5134in" svg:height="0.0043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><text:span text:style-name="T25">General Dynamics</text:span><text:span text:style-name="T36"> </text:span><text:span text:style-name="T29">(Contract)</text:span></text:p>
      <text:p text:style-name="Text_20_body"><text:span text:style-name="T33">June 2007 – October 2009</text:span></text:p>
      <text:p text:style-name="Text_20_body"><text:span text:style-name="T38">Clearcase</text:span><text:span text:style-name="T6">/</text:span><text:span text:style-name="T38">Clearquest</text:span><text:span text:style-name="T6"> Administrator, </text:span><text:span text:style-name="T38">Build Release</text:span><text:span text:style-name="T6"> and </text:span><text:span text:style-name="T38">Automation</text:span><text:span text:style-name="T6"> using </text:span><text:span text:style-name="T38">Perl</text:span><text:span text:style-name="T6"> scripts. Updated </text:span><text:span text:style-name="T38">C++</text:span><text:span text:style-name="T6">/</text:span><text:span text:style-name="T38">Qt</text:span><text:span text:style-name="T6"> application that integrates </text:span><text:span text:style-name="T38">UCM</text:span><text:span text:style-name="T6">/Clearquest integrated environment into one tool and ported it to Linux.</text:span></text:p>
      <text:p text:style-name="Text_20_body"><text:span text:style-name="T6">Instrumental in establishment of Perl standards and introduction of Perl tools such as </text:span><text:a xlink:type="simple" xlink:href="http://perlcritic.com/" text:style-name="Internet_20_link" text:visited-style-name="Visited_20_Internet_20_Link"><text:span text:style-name="Internet_20_link"><text:span text:style-name="T6">Perl::Critic</text:span></text:span></text:a><text:span text:style-name="T6"> and </text:span><text:a xlink:type="simple" xlink:href="http://perltidy.sourceforge.net/" text:style-name="Internet_20_link" text:visited-style-name="Visited_20_Internet_20_Link"><text:span text:style-name="Internet_20_link"><text:span text:style-name="T6">Perl::Tidy</text:span></text:span></text:a><text:span text:style-name="T6">. Worked at promoting usage of CPAN modules.</text:span></text:p>
      <text:p text:style-name="Text_20_body"><text:span text:style-name="T6">Automated tests using </text:span><text:a xlink:type="simple" xlink:href="https://www.nethawk.fi/" text:style-name="Internet_20_link" text:visited-style-name="Visited_20_Internet_20_Link"><text:span text:style-name="Internet_20_link"><text:span text:style-name="T6">NetHawk EAST Simulators</text:span></text:span></text:a><text:span text:style-name="T6"> to automate all testing and store results into a </text:span><text:span text:style-name="T38">MySQL</text:span><text:span text:style-name="T6"> database. Also developed a </text:span><text:span text:style-name="T38">PHP</text:span><text:span text:style-name="T6"> app to report/graph results. </text:span></text:p>
      <text:p text:style-name="Standard"><draw:custom-shape text:anchor-type="as-char" svg:y="0in" draw:z-index="8" draw:style-name="gr1" draw:text-style-name="P21" svg:width="45.5134in" svg:height="0.0043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><text:span text:style-name="T25">Texas Instruments</text:span><text:span text:style-name="T27"> </text:span><text:span text:style-name="T25"><text:s/></text:span><text:span text:style-name="T29">(Contract)</text:span></text:p>
      <text:p text:style-name="Text_20_body"><text:span text:style-name="T33">October 2006 – June 2007</text:span><text:span text:style-name="T41"><text:line-break/></text:span></text:p>
      <text:p text:style-name="Text_20_body"><text:span text:style-name="T38">Clearcase</text:span><text:span text:style-name="T6">/</text:span><text:span text:style-name="T38">Clearquest</text:span><text:span text:style-name="T6"> Administrator. Wrote a </text:span><text:span text:style-name="T38">Perl</text:span><text:span text:style-name="T6">/</text:span><text:span text:style-name="T38">Oracle</text:span><text:span text:style-name="T6"> application to track information about projects worldwide. Automated Clearcase license usage reporting and load balancing of Clearquest web servers.</text:span></text:p>
      <text:p text:style-name="Text_20_body"><draw:custom-shape text:anchor-type="as-char" svg:y="0in" draw:z-index="9" draw:style-name="gr1" draw:text-style-name="P21" svg:width="45.5134in" svg:height="0.0043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Text_20_body"><text:soft-page-break/><text:span text:style-name="T25">Hewlett Packard </text:span><text:span text:style-name="T29">(Contract)</text:span></text:p>
      <text:p text:style-name="Text_20_body"><text:span text:style-name="T33">February 2006 – October 2006</text:span></text:p>
      <text:p text:style-name="Text_20_body"><text:span text:style-name="T38">Clearcase</text:span><text:span text:style-name="T6">/</text:span><text:span text:style-name="T38">Clearquest</text:span><text:span text:style-name="T6"> </text:span><text:span text:style-name="T38">UCM</text:span><text:span text:style-name="T6"> Administrator. Wrote triggers to notify users of deliveries. Baselined official builds. Automated the build process to perform simple </text:span><text:span text:style-name="T38">continuous integration</text:span><text:span text:style-name="T6">. Created a dynamic web page to show </text:span><text:span text:style-name="T38">Junit</text:span><text:span text:style-name="T6"> test history.</text:span></text:p>
      <text:p text:style-name="Text_20_body"><draw:custom-shape text:anchor-type="as-char" svg:y="0in" draw:z-index="10" draw:style-name="gr1" draw:text-style-name="P21" svg:width="45.5134in" svg:height="0.0043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Text_20_body"><text:span text:style-name="T25">Broadcom </text:span><text:span text:style-name="T29">(Contract)</text:span></text:p>
      <text:p text:style-name="Text_20_body"><text:span text:style-name="T33">September 2005 – January 2006</text:span></text:p>
      <text:p text:style-name="Text_20_body"><text:span text:style-name="T38">Clearcase</text:span><text:span text:style-name="T6">/</text:span><text:span text:style-name="T38">Clearquest</text:span><text:span text:style-name="T6"> Administrator and support of systems. Developed several </text:span><text:a xlink:type="simple" xlink:href="http://clearscm.com/clearcase/triggers.php" text:style-name="Internet_20_link" text:visited-style-name="Visited_20_Internet_20_Link"><text:span text:style-name="Internet_20_link"><text:span text:style-name="T6">triggers</text:span></text:span></text:a><text:span text:style-name="T6"> .</text:span></text:p>
      <text:p text:style-name="Text_20_body"><text:span text:style-name="T6">Wrote </text:span><text:a xlink:type="simple" xlink:href="http://clearscm.com/clearquest/db.php" text:style-name="Internet_20_link" text:visited-style-name="Visited_20_Internet_20_Link"><text:span text:style-name="Internet_20_link"><text:span text:style-name="T6">Perl script</text:span></text:span></text:a><text:span text:style-name="T6"> to merge Clearquest databases </text:span></text:p>
      <text:p text:style-name="Text_20_body"><text:span text:style-name="T6">Designed and developed another Clearquest database for the Mobile Multimedia group.</text:span></text:p>
      <text:p text:style-name="Text_20_body"><draw:custom-shape text:anchor-type="as-char" svg:y="0in" draw:z-index="11" draw:style-name="gr1" draw:text-style-name="P21" svg:width="45.5134in" svg:height="0.0043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Text_20_body"><text:span text:style-name="T25">LinuxWorks </text:span><text:span text:style-name="T29">(Contract)</text:span></text:p>
      <text:p text:style-name="Text_20_body"><text:span text:style-name="T33">December 2004 – September 2005</text:span></text:p>
      <text:p text:style-name="Text_20_body"><text:span text:style-name="T6">Build engineer building </text:span><text:span text:style-name="T38">LynxOS</text:span><text:span text:style-name="T6"> (Linux RTOS) as well as tool chains, testing, releasing and process improvement. LynuxWorks uses </text:span><text:span text:style-name="T38">CVS</text:span><text:span text:style-name="T6"> for version control.</text:span></text:p>
      <text:p text:style-name="Text_20_body"><text:span text:style-name="T6">Implemented full text search using Perl and Htdig (See </text:span><text:a xlink:type="simple" xlink:href="http://clearscm.com/scripts/ecrd" text:style-name="Internet_20_link" text:visited-style-name="Visited_20_Internet_20_Link"><text:span text:style-name="Internet_20_link"><text:span text:style-name="T6">ECRDig</text:span></text:span></text:a><text:span text:style-name="T6">). Developed </text:span><text:span text:style-name="T8">CVS Utilities</text:span><text:span text:style-name="T6">). Automated nightly builds could be performed. </text:span></text:p>
      <text:p text:style-name="Text_20_body"><draw:custom-shape text:anchor-type="as-char" svg:y="0in" draw:z-index="12" draw:style-name="gr1" draw:text-style-name="P21" svg:width="45.5134in" svg:height="0.0043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Text_20_body"><text:span text:style-name="T25">Ameriquest </text:span><text:span text:style-name="T29">(Contract)</text:span></text:p>
      <text:p text:style-name="Text_20_body"><text:span text:style-name="T33">March 2004 – December 2004</text:span></text:p>
      <text:p text:style-name="Text_20_body"><text:span text:style-name="T6">Served as </text:span><text:span text:style-name="T38">Clearcase</text:span><text:span text:style-name="T6">/</text:span><text:span text:style-name="T38">Clearquest</text:span><text:span text:style-name="T6"> administrator to this major mortgage company. Importing source code from file systems, PVCS and VSS.</text:span></text:p>
      <text:p text:style-name="Text_20_body"><draw:custom-shape text:anchor-type="as-char" svg:y="0in" draw:z-index="13" draw:style-name="gr1" draw:text-style-name="P21" svg:width="45.5134in" svg:height="0.0043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Text_20_body"><text:span text:style-name="T25">Salira </text:span><text:span text:style-name="T29">(Contract)</text:span></text:p>
      <text:p text:style-name="Text_20_body"><text:span text:style-name="T33">August 2001 – February 2004</text:span></text:p>
      <text:p text:style-name="Text_20_body"><text:span text:style-name="T6">Served as </text:span><text:span text:style-name="standout"><text:span text:style-name="T38">Clearcase</text:span></text:span><text:span text:style-name="standout"><text:span text:style-name="T6">/</text:span></text:span><text:span text:style-name="standout"><text:span text:style-name="T38">Clearquest</text:span></text:span><text:span text:style-name="standout"><text:span text:style-name="T6"> Administrator</text:span></text:span><text:span text:style-name="T6"> and </text:span><text:span text:style-name="standout"><text:span text:style-name="T17">Release Engineer</text:span></text:span><text:span text:style-name="standout"><text:span text:style-name="T6">, employing </text:span></text:span><text:a xlink:type="simple" xlink:href="http://Cygwin.com/" text:style-name="Internet_20_link" text:visited-style-name="Visited_20_Internet_20_Link"><text:span text:style-name="Internet_20_link"><text:span text:style-name="T6">Cygwin</text:span></text:span></text:a><text:span text:style-name="T6"> to engineer a build environment using </text:span><text:span text:style-name="standout"><text:span text:style-name="T6">GNU make</text:span></text:span><text:span text:style-name="T6">. Analyzed </text:span><text:span text:style-name="T8">Build Performance</text:span><text:span text:style-name="T6"> and </text:span><text:span text:style-name="T8">Build Stress Testing.</text:span></text:p>
      <text:p text:style-name="Text_20_body"><text:span text:style-name="T6">Setup </text:span><text:span text:style-name="standout"><text:span text:style-name="T6">Clearquest</text:span></text:span><text:span text:style-name="T6"> and bug tracking system as well as served as an advisor/expert on Clearcase issues, branching strategies, labeling and release management. Wrote C application for product packaging.</text:span></text:p>
      <text:p text:style-name="Text_20_body"><text:span text:style-name="T6">I designed and implemented a </text:span><text:a xlink:type="simple" xlink:href="http://clearscm.com/clearquest/cqd" text:style-name="Internet_20_link" text:visited-style-name="Visited_20_Internet_20_Link"><text:span text:style-name="Internet_20_link"><text:span text:style-name="T6">Clearquest Daemon</text:span></text:span></text:a><text:span text:style-name="T6">. Developed Release Reporting system. Automated branch merging.</text:span></text:p>
      <text:p text:style-name="Text_20_body"><draw:custom-shape text:anchor-type="as-char" svg:y="0in" draw:z-index="14" draw:style-name="gr1" draw:text-style-name="P21" svg:width="45.5134in" svg:height="0.0043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Text_20_body"><text:span text:style-name="T25">Hewlett Packard </text:span><text:span text:style-name="T29">(Contract)</text:span></text:p>
      <text:p text:style-name="Text_20_body"><text:span text:style-name="T33">August 1999 – February 2001</text:span><text:span text:style-name="T41"><text:line-break/></text:span></text:p>
      <text:p text:style-name="Text_20_body"><text:a xlink:type="simple" xlink:href="http://hprasmg.cup.hp.com/Org/STD.html" text:style-name="Internet_20_link" text:visited-style-name="Visited_20_Internet_20_Link"><text:span text:style-name="Internet_20_link"><text:span text:style-name="T6">Systems Technology Division</text:span></text:span></text:a></text:p>
      <text:p text:style-name="Text_20_body"><text:a xlink:type="simple" xlink:href="http://pdlweb.cup.hp.com/" text:style-name="Internet_20_link" text:visited-style-name="Visited_20_Internet_20_Link"><text:span text:style-name="Internet_20_link"><text:span text:style-name="T6">Enterprise Java Lab</text:span></text:span></text:a></text:p>
      <text:p text:style-name="Text_20_body"><text:soft-page-break/><text:span text:style-name="T6">Performed Security Audit for the lab. Also migrated user data to HP NetStorage 6000. </text:span></text:p>
      <text:p text:style-name="Text_20_body"><text:span text:style-name="T6">Set up Netscape Enterprise Web Server and iPlanet 4.1 Web Server.</text:span></text:p>
      <text:p text:style-name="Text_20_body"><draw:custom-shape text:anchor-type="as-char" svg:y="0in" draw:z-index="15" draw:style-name="gr1" draw:text-style-name="P21" svg:width="45.5134in" svg:height="0.0043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list xml:id="list101731629188137" text:continue-numbering="true" text:style-name="WWNum2">
        <text:list-item>
          <text:h text:style-name="P16" text:outline-level="1"><text:span text:style-name="T21">Copyright (GPL)</text:span></text:h>
        </text:list-item>
      </text:list>
      <text:p text:style-name="P12"><text:span text:style-name="T45">This resume is freely available; you can redistribute it and/or modify it under the terms of the GNU General Public License as published by the Free Software Foundation; either version 2 of the License, or (at your option) any later version. This means that if you modify this resume you must include a copy of the original source or refer to its origin at </text:span><text:a xlink:type="simple" xlink:href="http://clearscm.com/Resumes/Andrew/" text:style-name="Internet_20_link" text:visited-style-name="Visited_20_Internet_20_Link"><text:span text:style-name="Internet_20_link"><text:span text:style-name="T5">http://clearscm.com/Resumes/Andrew/</text:span></text:span></text:a><text:span text:style-name="T45">.</text:span></text:p>
      <text:p text:style-name="P12"><text:span text:style-name="T45">This resume is distributed in the hope that it will be useful, but WITHOUT ANY WARRANTY; without even the implied warranty of MERCHANTABILITY or FITNESS FOR A PARTICULAR PURPOSE. See the GNU General Public License for more details.</text:span></text:p>
      <text:p text:style-name="P12"><text:span text:style-name="T45">You should have received a copy of the GNU General Public License along with this resume; if not, write to the Free Software Foundation, Inc., 59 Temple Place - Suite 330, Boston, MA 02111-1307, USA.</text:span></text:p>
      <text:p text:style-name="P9"/>
      <text:p text:style-name="Standard"><draw:custom-shape text:anchor-type="as-char" svg:y="0in" draw:z-index="16" draw:style-name="gr1" draw:text-style-name="P21" svg:width="45.5134in" svg:height="0.0043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" svg:font-family="verdana, arial, sans-serif, 'Times New Roman'" style:font-family-generic="roman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verdana1" svg:font-family="verdana, arial, sans-serif, 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Arial Unicode MS1" style:font-size-asian="10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0pt" fo:language="en" fo:country="US" style:letter-kerning="true" style:font-name-asian="Arial Unicode MS1" style:font-size-asian="10pt" style:language-asian="zh" style:country-asian="CN" style:font-name-complex="Arial Unicode M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punctuation-wrap="simple" style:writing-mode="lr-tb"/>
      <style:text-properties fo:color="#00000a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top="0.1945in" fo:margin-bottom="0.1945in" loext:contextual-spacing="false"/>
      <style:text-properties style:font-name="Arial Unicode MS" fo:font-family="'Arial Unicode MS'" style:font-family-generic="roman" style:font-pitch="variable" fo:font-size="13.5pt" fo:font-weight="bold" style:font-size-asian="13.5pt" style:font-weight-asian="bold" style:font-name-complex="Arial Unicode MS1" style:font-family-complex="'Arial Unicode MS'" style:font-family-generic-complex="system" style:font-pitch-complex="variable" style:font-size-complex="13.5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Table_20_Contents" style:display-name="Table Contents" style:family="paragraph" style:parent-style-name="Text_20_body" style:default-outline-level="" style:class="extra">
      <style:paragraph-properties fo:margin-left="0.0311in" fo:margin-right="0.0311in" fo:margin-top="0in" fo:margin-bottom="0.1965in" loext:contextual-spacing="false" fo:orphans="0" fo:widows="0" fo:text-indent="0in" style:auto-text-indent="false"/>
      <style:text-properties fo:color="#000000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ender" style:family="paragraph" style:parent-style-name="Standard" style:default-outline-level="" style:class="extra">
      <style:text-properties fo:font-style="italic" style:font-style-asian="italic"/>
    </style:style>
    <style:style style:name="Horizontal_20_Line" style:display-name="Horizontal Line" style:family="paragraph" style:parent-style-name="Standard" style:default-outline-level="" style:class="html">
      <style:paragraph-properties fo:margin-top="0in" fo:margin-bottom="0.1965in" loext:contextual-spacing="false" text:number-lines="false" text:line-number="0"/>
      <style:text-properties fo:font-size="6pt" style:font-size-asian="6pt" style:font-size-complex="6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-complex="Verdana1" style:font-family-complex="Verdana" style:font-family-generic-complex="system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Default_20_Paragraph_20_Font" style:display-name="WW-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standout" style:family="text" style:parent-style-name="WW-Default_20_Paragraph_20_Fon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Verdana1" style:font-family-complex="Verdana" style:font-family-generic-complex="system" style:font-pitch-complex="variable"/>
    </style:style>
    <style:style style:name="ListLabel_20_2" style:display-name="ListLabel 2" style:family="text">
      <style:text-properties style:font-name-complex="Verdana1" style:font-family-complex="Verdana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2" style:num-format="">
        <style:list-level-properties text:list-level-position-and-space-mode="label-alignment">
          <style:list-level-label-alignment text:label-followed-by="nothing" fo:text-indent="-0.3in" fo:margin-left="0.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1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1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4T10:57:00</meta:creation-date>
    <meta:initial-creator>Andrew DeFaria</meta:initial-creator>
    <dc:language>en-US</dc:language>
    <dc:date>2017-05-25T10:04:20.768527886</dc:date>
    <meta:editing-cycles>7</meta:editing-cycles>
    <meta:editing-duration>PT17M3S</meta:editing-duration>
    <meta:generator>LibreOffice/5.2.2.2$Linux_X86_64 LibreOffice_project/20m0$Build-2</meta:generator>
    <meta:document-statistic meta:table-count="2" meta:image-count="0" meta:object-count="0" meta:page-count="5" meta:paragraph-count="130" meta:word-count="1184" meta:character-count="8277" meta:non-whitespace-character-count="7178"/>
    <meta:template xlink:type="simple" xlink:actuate="onRequest" xlink:title="Normal.dotm" xlink:href=""/>
  </office:meta>
</office:document-meta>
</file>